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4.4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25cm" svg:height="1.75cm" svg:x="7.75cm" svg:y="3cm">
          <text:p text:style-name="P1">Приложение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cm" svg:height="1.75cm" svg:x="2.05cm" svg:y="4.25cm">
          <text:p text:style-name="P1">Тестировани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1.75cm" svg:x="13cm" svg:y="4.25cm">
          <text:p text:style-name="P1">Мониторинг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1.75cm" svg:x="7.75cm" svg:y="7.35cm">
          <text:p text:style-name="P1">Postgre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5cm" svg:height="1.75cm" svg:x="7.75cm" svg:y="9.5cm">
          <text:p text:style-name="P1">OpenSearch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1T18:16:35.267000000</meta:creation-date>
    <dc:date>2023-06-11T18:19:39.897000000</dc:date>
    <meta:editing-duration>PT3M5S</meta:editing-duration>
    <meta:editing-cycles>1</meta:editing-cycles>
    <meta:document-statistic meta:object-count="5"/>
    <meta:generator>LibreOffice/7.5.3.2$Windows_X86_64 LibreOffice_project/9f56dff12ba03b9acd7730a5a481eea045e468f3</meta:generator>
  </office:meta>
</office:document-meta>
</file>